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umbia University – Saturday Oct 19th, 2013</text:p>
      <text:p text:style-name="Standard"/>
      <text:p text:style-name="Standard"><text:span text:style-name="T3">9 – ARRIVE AT SPACE: <text:s/></text:span><text:span text:style-name="T2">set up power cords, check internet access, set up breakfast, set out handouts, open &amp; project useful_slides</text:span></text:p>
      <text:p text:style-name="P2"/>
      <text:p text:style-name="P2">9:30 – 10:00 <text:s/>SETUP: <text:s/><text:span text:style-name="T2">talk to mentors re: plans &amp; give them github mini project handout, greet students &amp; make sure those who need command line tutorial do so</text:span></text:p>
      <text:p text:style-name="P2"/>
      <text:p text:style-name="P2">10:00 -10:30 – LAPTOP SETUP &amp; INTROs: <text:s/><text:span text:style-name="T2">have staff do intros, make sure people are set re: laptop setup, talk about picture-taking</text:span></text:p>
      <text:p text:style-name="P2"/>
      <text:p text:style-name="P2">10:30 – 11:30 <text:s/>– OPEN SOURCE COMMUNICATIONS TOOLS:</text:p>
      <text:p text:style-name="P2"><text:tab/>Logos exercise [I] – <text:span text:style-name="T1">logos are great contributions, Karen made our stickers, leads to:</text:span></text:p>
      <text:p text:style-name="P2"><text:tab/>Ways to Contribute [I]</text:p>
      <text:p text:style-name="P2"><text:tab/>Open Source vs Free Software [I]</text:p>
      <text:p text:style-name="P2"><text:tab/>Mailing Lists – Ubuntu mailing list [W]</text:p>
      <text:p text:style-name="P2"><text:tab/>Mailing Lists – exchange I was involved in [W]</text:p>
      <text:p text:style-name="P2"><text:tab/>IRC (demo with Quassel)</text:p>
      <text:p text:style-name="P2"><text:tab/>Bug Trackers [I] – demo finding &amp; explaining a bug tracker [W]</text:p>
      <text:p text:style-name="P2"><text:tab/>Bugs [H] - <text:span text:style-name="T2">explain what we're doing, give 1 min heads up, explain what the bugs were</text:span></text:p>
      <text:p text:style-name="P2"><text:span text:style-name="T2"><text:tab/></text:span><text:span text:style-name="T4">Version Control – </text:span><text:span text:style-name="T1">group project thought experiment</text:span></text:p>
      <text:p text:style-name="P3"><text:tab/>Wikipedia demo [W]</text:p>
      <text:p text:style-name="P3"><text:tab/>Many things go in repositories – show urls [W]</text:p>
      <text:p text:style-name="Standard"><text:span text:style-name="T3"/></text:p>
      <text:p text:style-name="P2">11:30 – 12:30 – GIT PRACTICE EXERCISE:</text:p>
      <text:p text:style-name="P2"><text:tab/>Many different types of version control, but we're using git [I]</text:p>
      <text:p text:style-name="P2"><text:tab/>Explain what we're doing, pass out Github Mini Project handout [H]</text:p>
      <text:p text:style-name="P2"><text:tab/>Lead project, using instructor handout</text:p>
      <text:p text:style-name="P2"><text:tab/>If students finish early, give them project finding handout</text:p>
      <text:p text:style-name="P2"/>
      <text:p text:style-name="P2">12:30 – 1:00: <text:s/>CAREER PANEL <text:span text:style-name="T2"><text:s/>food coming at 12:30, give phone to somebody else to handle?</text:span></text:p>
      <text:p text:style-name="P2"/>
      <text:p text:style-name="P2">1:00 – 2:00 <text:s/>LUNCH</text:p>
      <text:p text:style-name="P2"/>
      <text:p text:style-name="P2">2:00 – 2:30 <text:s/>FINDING PROJECTS HANDOUT</text:p>
      <text:p text:style-name="P2"/>
      <text:p text:style-name="P2">2:30 – 5:00 <text:s/>PROJECTS TIME <text:span text:style-name="T2">introduce projects time; have check ins @3+4, wrap up @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2:35:30</meta:creation-date>
    <dc:date>2013-10-18T14:47:34</dc:date>
    <meta:editing-duration>PT1H27M46S</meta:editing-duration>
    <meta:editing-cycles>4</meta:editing-cycles>
    <meta:generator>LibreOffice/3.5$Linux_x86 LibreOffice_project/350m1$Build-2</meta:generator>
    <dc:creator>Shauna </dc:creator>
    <meta:document-statistic meta:table-count="0" meta:image-count="0" meta:object-count="0" meta:page-count="1" meta:paragraph-count="25" meta:word-count="264" meta:character-count="1526" meta:non-whitespace-character-count="1262"/>
  </office:meta>
</office:document-meta>
</file>